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Mono" svg:font-family="'Noto Mono'" style:font-family-generic="modern" style:font-pitch="fixed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style:font-name="Noto Mono" fo:font-size="12pt" fo:letter-spacing="normal" fo:font-style="normal" fo:font-weight="normal" style:font-size-asian="12pt" style:font-size-complex="12pt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style:font-name="Noto Mono" fo:font-size="12pt" fo:letter-spacing="normal" fo:font-style="normal" fo:font-weight="normal" fo:background-color="#ffd428" style:font-size-asian="12pt" style:font-size-complex="12pt"/>
    </style:style>
    <style:style style:name="P3" style:family="paragraph" style:parent-style-name="Table_20_Contents">
      <style:text-properties style:font-name="Noto Mono"/>
    </style:style>
    <style:style style:name="P4" style:family="paragraph" style:parent-style-name="Table_20_Contents">
      <style:text-properties style:font-name="Noto Mono" fo:background-color="#ffd428"/>
    </style:style>
    <style:style style:name="P5" style:family="paragraph" style:parent-style-name="Table_20_Contents">
      <style:text-properties style:font-name="Noto Mono"/>
    </style:style>
    <style:style style:name="P6" style:family="paragraph" style:parent-style-name="Table_20_Contents">
      <style:text-properties style:font-name="Noto Mono" fo:background-color="#ffd428"/>
    </style:style>
    <style:style style:name="P7" style:family="paragraph" style:parent-style-name="Table_20_Contents">
      <style:text-properties style:font-name="Noto Mono" fo:background-color="#ffd8ce"/>
    </style:style>
    <style:style style:name="P8" style:family="paragraph" style:parent-style-name="Table_20_Contents">
      <style:text-properties style:font-name="Noto Mono" fo:background-color="#ff5429"/>
    </style:style>
    <style:style style:name="P9" style:family="paragraph" style:parent-style-name="Table_20_Contents">
      <style:text-properties style:font-name="Noto Mono"/>
    </style:style>
    <style:style style:name="P10" style:family="paragraph" style:parent-style-name="Table_20_Contents">
      <style:text-properties style:font-name="Noto Mono" fo:font-size="12pt" style:font-size-asian="12pt" style:font-size-complex="12pt"/>
    </style:style>
    <style:style style:name="P11" style:family="paragraph" style:parent-style-name="Table_20_Contents">
      <style:text-properties style:font-name="Noto Mono" fo:font-size="12pt" fo:background-color="#77bc65" style:font-size-asian="12pt" style:font-size-complex="12pt"/>
    </style:style>
    <style:style style:name="P12" style:family="paragraph" style:parent-style-name="Table_20_Contents">
      <style:text-properties style:font-name="Noto Mono" fo:font-size="12pt" fo:background-color="#ffd8ce" style:font-size-asian="12pt" style:font-size-complex="12pt"/>
    </style:style>
    <style:style style:name="P13" style:family="paragraph" style:parent-style-name="Table_20_Contents">
      <style:text-properties style:font-name="Noto Mono" fo:font-size="12pt" fo:background-color="#ffd428" style:font-size-asian="12pt" style:font-size-complex="12pt"/>
    </style:style>
    <style:style style:name="P14" style:family="paragraph" style:parent-style-name="Table_20_Contents">
      <style:text-properties style:font-name="Noto Mono" fo:background-color="#ff5429"/>
    </style:style>
    <style:style style:name="P15" style:family="paragraph" style:parent-style-name="Table_20_Contents">
      <style:text-properties style:font-name="Noto Mono" fo:background-color="#ffd8ce"/>
    </style:style>
    <style:style style:name="P16" style:family="paragraph" style:parent-style-name="Table_20_Contents">
      <style:text-properties style:font-name="Noto Mono" officeooo:paragraph-rsid="0008ca2e" fo:background-color="#ffd8ce"/>
    </style:style>
    <style:style style:name="P17" style:family="paragraph" style:parent-style-name="Table_20_Contents">
      <style:text-properties style:font-name="Noto Mono" fo:background-color="#ffde59"/>
    </style:style>
    <style:style style:name="P18" style:family="paragraph" style:parent-style-name="Table_20_Contents">
      <style:text-properties style:font-name="Noto Mono" officeooo:paragraph-rsid="0008ca2e" fo:background-color="#ffde59"/>
    </style:style>
    <style:style style:name="P19" style:family="paragraph" style:parent-style-name="Table_20_Contents">
      <style:text-properties style:font-name="Noto Mono" fo:background-color="#ffd428"/>
    </style:style>
    <style:style style:name="P20" style:family="paragraph" style:parent-style-name="Table_20_Contents">
      <style:text-properties style:font-name="Noto Mono" fo:background-color="#ffd428"/>
    </style:style>
    <style:style style:name="P21" style:family="paragraph" style:parent-style-name="Table_20_Contents">
      <style:text-properties style:font-name="Noto Mono" officeooo:paragraph-rsid="0008ca2e"/>
    </style:style>
    <style:style style:name="P22" style:family="paragraph" style:parent-style-name="Table_20_Contents">
      <style:text-properties style:font-name="Noto Mono" officeooo:paragraph-rsid="0008ca2e" fo:background-color="#77bc65"/>
    </style:style>
    <style:style style:name="P23" style:family="paragraph" style:parent-style-name="Table_20_Contents">
      <style:text-properties style:font-name="Noto Mono" fo:background-color="#77bc65"/>
    </style:style>
    <style:style style:name="P24" style:family="paragraph" style:parent-style-name="Table_20_Contents">
      <style:text-properties style:font-name="Noto Mono" fo:background-color="#ff7b59"/>
    </style:style>
    <style:style style:name="P25" style:family="paragraph" style:parent-style-name="Table_20_Contents">
      <style:text-properties officeooo:paragraph-rsid="0008ca2e"/>
    </style:style>
    <style:style style:name="T1" style:family="text">
      <style:text-properties officeooo:rsid="00078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3" table:style-name="Table3">
        <table:table-column table:style-name="Table3.A" table:number-columns-repeated="7"/>
        <table:table-row table:style-name="TableLine2172548403616">
          <table:table-cell table:style-name="Table3.A1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8">div z 1</text:p>
            <text:p text:style-name="P7">add x 11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4">add y 7</text:p>
            <text:p text:style-name="P3">mul y x</text:p>
            <text:p text:style-name="P3">add z y</text:p>
          </table:table-cell>
          <table:table-cell table:style-name="Table3.A1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8">div z 1</text:p>
            <text:p text:style-name="P7">add x 14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4">add y 8</text:p>
            <text:p text:style-name="P3">mul y x</text:p>
            <text:p text:style-name="P3">add z y</text:p>
          </table:table-cell>
          <table:table-cell table:style-name="Table3.A1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8">div z 1</text:p>
            <text:p text:style-name="P7">add x 10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4">add y 16</text:p>
            <text:p text:style-name="P3">mul y x</text:p>
            <text:p text:style-name="P3">add z y</text:p>
          </table:table-cell>
          <table:table-cell table:style-name="Table3.A1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8">div z 1</text:p>
            <text:p text:style-name="P7">add x 14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6">add y 8</text:p>
            <text:p text:style-name="P3">mul y x</text:p>
            <text:p text:style-name="P3">add z y</text:p>
          </table:table-cell>
          <table:table-cell table:style-name="Table3.A1" office:value-type="string">
            <text:p text:style-name="P10">inp w</text:p>
            <text:p text:style-name="P10">mul x 0</text:p>
            <text:p text:style-name="P10">add x z</text:p>
            <text:p text:style-name="P10">mod x 26</text:p>
            <text:p text:style-name="P11">div z 26</text:p>
            <text:p text:style-name="P12">add x -8</text:p>
            <text:p text:style-name="P10">eql x w</text:p>
            <text:p text:style-name="P10">eql x 0</text:p>
            <text:p text:style-name="P10">mul y 0</text:p>
            <text:p text:style-name="P10">add y 25</text:p>
            <text:p text:style-name="P10">mul y x</text:p>
            <text:p text:style-name="P10">add y 1</text:p>
            <text:p text:style-name="P10">mul z y</text:p>
            <text:p text:style-name="P10">mul y 0</text:p>
            <text:p text:style-name="P10">add y w</text:p>
            <text:p text:style-name="P13">add y 3</text:p>
            <text:p text:style-name="P10">mul y x</text:p>
            <text:p text:style-name="P10">add z y</text:p>
          </table:table-cell>
          <table:table-cell table:style-name="Table3.A1" office:value-type="string">
            <text:p text:style-name="P3"><text:span text:style-name="T1">i</text:span>np w</text:p>
            <text:p text:style-name="P3">mul x 0</text:p>
            <text:p text:style-name="P3">add x z</text:p>
            <text:p text:style-name="P3">mod x 26</text:p>
            <text:p text:style-name="P8">div z 1</text:p>
            <text:p text:style-name="P7">add x 14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12</text:p>
            <text:p text:style-name="P3">mul y x</text:p>
            <text:p text:style-name="P3">add z y</text:p>
          </table:table-cell>
          <table:table-cell table:style-name="Table3.G1" office:value-type="string">
            <text:p text:style-name="P21">inp w</text:p>
            <text:p text:style-name="P21">mul x 0</text:p>
            <text:p text:style-name="P21">add x z</text:p>
            <text:p text:style-name="P21">mod x 26</text:p>
            <text:p text:style-name="P22">div z 26</text:p>
            <text:p text:style-name="P16">add x -11</text:p>
            <text:p text:style-name="P21">eql x w</text:p>
            <text:p text:style-name="P21">eql x 0</text:p>
            <text:p text:style-name="P21">mul y 0</text:p>
            <text:p text:style-name="P21">add y 25</text:p>
            <text:p text:style-name="P21">mul y x</text:p>
            <text:p text:style-name="P21">add y 1</text:p>
            <text:p text:style-name="P21">mul z y</text:p>
            <text:p text:style-name="P21">mul y 0</text:p>
            <text:p text:style-name="P21">add y w</text:p>
            <text:p text:style-name="P18">add y 1</text:p>
            <text:p text:style-name="P21">mul y x</text:p>
            <text:p text:style-name="P21">add z y</text:p>
          </table:table-cell>
        </table:table-row>
        <table:table-row table:style-name="TableLine2172548403616">
          <table:table-cell table:style-name="Table3.A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4">div z 1</text:p>
            <text:p text:style-name="P7">add x 10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8</text:p>
            <text:p text:style-name="P3">mul y x</text:p>
            <text:p text:style-name="P3">add z y</text:p>
          </table:table-cell>
          <table:table-cell table:style-name="Table3.A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3">div z 26</text:p>
            <text:p text:style-name="P7">add x -6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8</text:p>
            <text:p text:style-name="P3">mul y x</text:p>
            <text:p text:style-name="P3">add z y</text:p>
          </table:table-cell>
          <table:table-cell table:style-name="Table3.A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3">div z 26</text:p>
            <text:p text:style-name="P7">add x -9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14</text:p>
            <text:p text:style-name="P3">mul y x</text:p>
            <text:p text:style-name="P3">add z y</text:p>
          </table:table-cell>
          <table:table-cell table:style-name="Table3.A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4">div z 1</text:p>
            <text:p text:style-name="P7">add x 12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4</text:p>
            <text:p text:style-name="P3">mul y x</text:p>
            <text:p text:style-name="P3">add z y</text:p>
          </table:table-cell>
          <table:table-cell table:style-name="Table3.A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3">div z 26</text:p>
            <text:p text:style-name="P7">add x -5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14</text:p>
            <text:p text:style-name="P3">mul y x</text:p>
            <text:p text:style-name="P3">add z y</text:p>
          </table:table-cell>
          <table:table-cell table:style-name="Table3.A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3">div z 26</text:p>
            <text:p text:style-name="P7">add x -4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15</text:p>
            <text:p text:style-name="P3">mul y x</text:p>
            <text:p text:style-name="P3">add z y</text:p>
          </table:table-cell>
          <table:table-cell table:style-name="Table3.G2" office:value-type="string">
            <text:p text:style-name="P3">inp w</text:p>
            <text:p text:style-name="P3">mul x 0</text:p>
            <text:p text:style-name="P3">add x z</text:p>
            <text:p text:style-name="P3">mod x 26</text:p>
            <text:p text:style-name="P23">div z 26</text:p>
            <text:p text:style-name="P7">add x -9</text:p>
            <text:p text:style-name="P3">eql x w</text:p>
            <text:p text:style-name="P3">eql x 0</text:p>
            <text:p text:style-name="P3">mul y 0</text:p>
            <text:p text:style-name="P3">add y 25</text:p>
            <text:p text:style-name="P3">mul y x</text:p>
            <text:p text:style-name="P3">add y 1</text:p>
            <text:p text:style-name="P3">mul z y</text:p>
            <text:p text:style-name="P3">mul y 0</text:p>
            <text:p text:style-name="P3">add y w</text:p>
            <text:p text:style-name="P17">add y 6</text:p>
            <text:p text:style-name="P3">mul y x</text:p>
            <text:p text:style-name="P3">add z 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Noto Mono" svg:font-family="'N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5T02:08:07.186000000</meta:creation-date>
    <dc:date>2021-12-26T01:20:36.472000000</dc:date>
    <meta:editing-duration>PT4H26M54S</meta:editing-duration>
    <meta:editing-cycles>2</meta:editing-cycles>
    <meta:generator>LibreOffice/7.2.2.2$Windows_X86_64 LibreOffice_project/02b2acce88a210515b4a5bb2e46cbfb63fe97d56</meta:generator>
    <meta:document-statistic meta:table-count="1" meta:image-count="0" meta:object-count="0" meta:page-count="1" meta:paragraph-count="252" meta:word-count="742" meta:character-count="1791" meta:non-whitespace-character-count="1301"/>
  </office:meta>
</office:document-meta>
</file>